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200000064117B1DC68E7586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328cm, 0.681cm, 0.53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8.657cm" svg:y="-4.591cm" svg:width="2.738cm" svg:height="16.447cm" draw:z-index="0" draw:transform="translate (-10.026cm -3.6325cm) rotate (1.5707963267949) translate (10.026cm 3.6325cm)"><draw:image xlink:href="Pictures/10000000000000E200000064117B1DC68E7586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711cm" fo:margin-bottom="0.711cm" fo:margin-left="0.711cm" fo:margin-right="0.7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0T18:44:03.500000000</meta:creation-date>
    <dc:date>2022-07-11T10:34:07.389000000</dc:date>
    <meta:editing-duration>PT2M42S</meta:editing-duration>
    <meta:editing-cycles>2</meta:editing-cycles>
    <meta:generator>LibreOffice/7.3.5.1$Windows_X86_64 LibreOffice_project/d56c1c78db15939340c3db8ee3b6667832313d23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